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="" draw:marker-start-width="0.227cm" draw:marker-end-width="0.227cm" draw:fill="none" draw:textarea-horizontal-align="justify" draw:textarea-vertical-align="middle" draw:auto-grow-height="false" fo:min-height="10.781cm" fo:min-width="13.198cm" fo:padding-top="0.134cm" fo:padding-bottom="0.134cm" fo:padding-left="0.259cm" fo:padding-right="0.259cm"/>
    </style:style>
    <style:style style:name="gr2" style:family="graphic" style:parent-style-name="standard">
      <style:graphic-properties svg:stroke-color="#eeeeee" svg:stroke-opacity="100%" draw:fill-color="#eeeeee" draw:opacity="100%" draw:textarea-horizontal-align="justify" draw:textarea-vertical-align="middle" draw:auto-grow-height="false" fo:min-height="1.575cm" fo:min-width="2.078cm"/>
      <style:paragraph-properties style:writing-mode="lr-tb"/>
    </style:style>
    <style:style style:name="gr3" style:family="graphic" style:parent-style-name="standard">
      <style:graphic-properties svg:stroke-color="#eeeeee" svg:stroke-opacity="100%" draw:fill-color="#eeeeee" draw:textarea-horizontal-align="justify" draw:textarea-vertical-align="middle" draw:auto-grow-height="false" fo:min-height="0.821cm" fo:min-width="2.086cm"/>
      <style:paragraph-properties style:writing-mode="lr-tb"/>
    </style:style>
    <style:style style:name="gr4" style:family="graphic" style:parent-style-name="standard">
      <style:graphic-properties svg:stroke-color="#eeeeee" draw:fill-color="#eeeeee" draw:textarea-horizontal-align="justify" draw:textarea-vertical-align="middle" draw:auto-grow-height="false" fo:min-height="0.559cm" fo:min-width="0.309cm"/>
      <style:paragraph-properties style:writing-mode="lr-tb"/>
    </style:style>
    <style:style style:name="gr5" style:family="graphic" style:parent-style-name="standard">
      <style:graphic-properties svg:stroke-color="#eeeeee" svg:stroke-opacity="100%" draw:fill-color="#eeeeee" draw:textarea-horizontal-align="justify" draw:textarea-vertical-align="middle" draw:auto-grow-height="false" fo:min-height="0.614cm" fo:min-width="2.404cm"/>
      <style:paragraph-properties style:writing-mode="lr-tb"/>
    </style:style>
    <style:style style:name="gr6" style:family="graphic" style:parent-style-name="objectwithoutfill">
      <style:graphic-properties draw:stroke="solid" draw:stroke-dash="_32__20_Dots_20_1_20_Dash" svg:stroke-width="0.018cm" svg:stroke-color="#333333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color="#333333" draw:marker-end="Symmetric_20_Arrow" draw:marker-end-width="0.3cm" draw:fill="solid" draw:textarea-vertical-align="middle"/>
    </style:style>
    <style:style style:name="gr8" style:family="graphic" style:parent-style-name="standard">
      <style:graphic-properties svg:stroke-color="#eeeeee" svg:stroke-opacity="100%" draw:fill-color="#eeeeee" draw:textarea-horizontal-align="justify" draw:textarea-vertical-align="middle" draw:auto-grow-height="false" fo:min-height="0.73cm" fo:min-width="2.53cm"/>
      <style:paragraph-properties style:writing-mode="lr-tb"/>
    </style:style>
    <style:style style:name="gr9" style:family="graphic" style:parent-style-name="standard">
      <style:graphic-properties svg:stroke-color="#eeeeee" draw:fill-color="#eeeeee" draw:textarea-horizontal-align="justify" draw:textarea-vertical-align="middle" draw:auto-grow-height="false" fo:min-height="1.03cm" fo:min-width="1.296cm"/>
      <style:paragraph-properties style:writing-mode="lr-tb"/>
    </style:style>
    <style:style style:name="gr10" style:family="graphic" style:parent-style-name="standard" style:list-style-name="L1">
      <style:graphic-properties svg:stroke-color="#eeeeee" draw:fill-color="#eeeeee" draw:textarea-horizontal-align="justify" draw:textarea-vertical-align="middle" draw:auto-grow-height="false" fo:min-height="0.85cm" fo:min-width="1.256cm"/>
      <style:paragraph-properties style:writing-mode="lr-tb"/>
    </style:style>
    <style:style style:name="gr11" style:family="graphic" style:parent-style-name="standard">
      <style:graphic-properties svg:stroke-color="#eeeeee" svg:stroke-opacity="100%" draw:fill-color="#eeeeee" draw:textarea-horizontal-align="justify" draw:textarea-vertical-align="middle" draw:auto-grow-height="false" fo:min-height="0.716cm" fo:min-width="1.894cm"/>
      <style:paragraph-properties style:writing-mode="lr-tb"/>
    </style:style>
    <style:style style:name="gr12" style:family="graphic" style:parent-style-name="standard" style:list-style-name="L1">
      <style:graphic-properties svg:stroke-color="#eeeeee" svg:stroke-opacity="100%" draw:fill-color="#eeeeee" draw:textarea-horizontal-align="justify" draw:textarea-vertical-align="middle" draw:auto-grow-height="false" fo:min-height="0.641cm" fo:min-width="2.314cm"/>
      <style:paragraph-properties style:writing-mode="lr-tb"/>
    </style:style>
    <style:style style:name="gr13" style:family="graphic" style:parent-style-name="standard" style:list-style-name="L1">
      <style:graphic-properties svg:stroke-color="#eeeeee" svg:stroke-opacity="100%" draw:fill-color="#eeeeee" draw:textarea-horizontal-align="justify" draw:textarea-vertical-align="middle" draw:auto-grow-height="false" fo:min-height="0.614cm" fo:min-width="2.445cm"/>
      <style:paragraph-properties style:writing-mode="lr-tb"/>
    </style:style>
    <style:style style:name="gr14" style:family="graphic" style:parent-style-name="standard">
      <style:graphic-properties draw:stroke="solid" svg:stroke-color="#eeeeee" draw:fill-color="#eeeeee" draw:textarea-horizontal-align="justify" draw:textarea-vertical-align="middle" draw:auto-grow-height="false" fo:min-height="1.011cm" fo:min-width="0.761cm"/>
      <style:paragraph-properties style:writing-mode="lr-tb"/>
    </style:style>
    <style:style style:name="gr15" style:family="graphic" style:parent-style-name="standard" style:list-style-name="L1">
      <style:graphic-properties svg:stroke-color="#eeeeee" svg:stroke-opacity="100%" draw:fill-color="#eeeeee" draw:textarea-horizontal-align="justify" draw:textarea-vertical-align="middle" draw:auto-grow-height="false" fo:min-height="1.402cm" fo:min-width="2.295cm"/>
      <style:paragraph-properties style:writing-mode="lr-tb"/>
    </style:style>
    <style:style style:name="gr16" style:family="graphic" style:parent-style-name="standard" style:list-style-name="L1">
      <style:graphic-properties svg:stroke-color="#eeeeee" svg:stroke-opacity="100%" draw:fill-color="#eeeeee" draw:textarea-horizontal-align="justify" draw:textarea-vertical-align="middle" draw:auto-grow-height="false" fo:min-height="1.402cm" fo:min-width="2.295cm"/>
      <style:paragraph-properties style:writing-mode="lr-tb"/>
    </style:style>
    <style:style style:name="gr17" style:family="graphic" style:parent-style-name="standard">
      <style:graphic-properties svg:stroke-color="#333333" draw:textarea-vertical-align="middle"/>
    </style:style>
    <style:style style:name="gr18" style:family="graphic" style:parent-style-name="objectwithoutfill">
      <style:graphic-properties svg:stroke-color="#333333" draw:marker-start="Symmetric_20_Arrow" draw:marker-start-width="0.3cm" draw:marker-end="Symmetric_20_Arrow" draw:marker-end-width="0.3cm" draw:fill="solid" draw:textarea-vertical-align="middle"/>
    </style:style>
    <style:style style:name="gr19" style:family="graphic" style:parent-style-name="standard" style:list-style-name="L1">
      <style:graphic-properties svg:stroke-color="#eeeeee" draw:fill-color="#eeeeee" draw:textarea-horizontal-align="justify" draw:textarea-vertical-align="middle" draw:auto-grow-height="false" fo:min-height="1.119cm" fo:min-width="1.6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3" style:family="paragraph">
      <loext:graphic-properties draw:fill-color="#eeeeee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4" style:family="paragraph">
      <loext:graphic-properties draw:fill-color="#eeeeee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8pt" style:font-size-asian="8pt" style:font-size-complex="8pt"/>
    </style:style>
    <style:style style:name="P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8pt" style:font-size-asian="8pt" style:font-size-complex="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style:font-name="Liberation Serif" fo:font-size="8pt" style:font-size-asian="8pt" style:font-size-complex="8pt"/>
    </style:style>
    <style:style style:name="T2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11.049cm" svg:x="3.921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774cm" svg:height="2.021cm" svg:x="4.195cm" svg:y="3.032cm">
          <text:p text:style-name="P2"><text:span text:style-name="T1">Степень бакалавра </text:span></text:p>
          <text:p text:style-name="P2"><text:span text:style-name="T1">в области физики или </text:span></text:p>
          <text:p text:style-name="P2"><text:span text:style-name="T1">смежных наук с </text:span></text:p>
          <text:p text:style-name="P2"><text:span text:style-name="T1">эквивалентной </text:span></text:p>
          <text:p text:style-name="P2"><text:span text:style-name="T1">степенью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3.028cm" svg:height="1.513cm" svg:x="7.751cm" svg:y="3.286cm">
          <text:p text:style-name="P2"><text:span text:style-name="T1">Степени медицинского</text:span></text:p>
          <text:p text:style-name="P2"><text:span text:style-name="T1">физика </text:span></text:p>
          <text:p text:style-name="P2"><text:span text:style-name="T2">(MP Degre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1.143cm" svg:height="1.143cm" svg:x="11.922cm" svg:y="5.064cm">
          <text:p text:style-name="P5"><text:span text:style-name="T3">Ph.D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xml:id="id4" draw:id="id4" draw:layer="layout" svg:width="1.143cm" svg:height="1.143cm" svg:x="11.922cm" svg:y="3.794cm">
          <text:p text:style-name="P5"><text:span text:style-name="T3">M.S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xml:id="id7" draw:id="id7" draw:layer="layout" svg:width="1.143cm" svg:height="1.143cm" svg:x="11.926cm" svg:y="6.407cm">
          <text:p text:style-name="P5"><text:span text:style-name="T3">G.C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xml:id="id3" draw:id="id3" draw:layer="layout" svg:width="1.143cm" svg:height="1.143cm" svg:x="13.065cm" svg:y="2.905cm">
          <text:p text:style-name="P5"><text:span text:style-name="T3">D.M.P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8" xml:id="id16" draw:id="id16" draw:layer="layout" svg:width="3.262cm" svg:height="1.222cm" svg:x="5.953cm" svg:y="8.329cm">
          <text:p text:style-name="P7"><text:span text:style-name="T4">В составе </text:span></text:p>
          <text:p text:style-name="P7"><text:span text:style-name="T4">программы</text:span></text:p>
          <text:p text:style-name="P7"><text:span text:style-name="T4">аккредитации</text:span></text:p>
          <text:p text:style-name="P7"><text:span text:style-name="T4">CAMPE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svg:x1="6.969cm" svg:y1="4.042cm" svg:x2="7.751cm" svg:y2="4.042cm" draw:start-shape="id1" draw:start-glue-point="1" draw:end-shape="id2" draw:end-glue-point="3" svg:d="M6969 4042h782" svg:viewBox="0 0 783 1">
          <text:p/>
        </draw:connector>
        <draw:connector draw:style-name="gr7" draw:text-style-name="P9" draw:layer="layout" draw:line-skew="0.11cm" svg:x1="9.265cm" svg:y1="3.286cm" svg:x2="13.065cm" svg:y2="3.477cm" draw:start-shape="id2" draw:start-glue-point="0" draw:end-shape="id3" draw:end-glue-point="6" svg:d="M9265 3286v-392h2657v583h1143" svg:viewBox="0 0 3801 584">
          <text:p/>
        </draw:connector>
        <draw:connector draw:style-name="gr7" draw:text-style-name="P9" draw:layer="layout" svg:x1="10.779cm" svg:y1="4.042cm" svg:x2="11.922cm" svg:y2="4.366cm" draw:start-shape="id2" draw:start-glue-point="1" draw:end-shape="id4" draw:end-glue-point="6" svg:d="M10779 4042h572v324h571" svg:viewBox="0 0 1144 325">
          <text:p/>
        </draw:connector>
        <draw:connector draw:style-name="gr7" draw:text-style-name="P9" draw:layer="layout" svg:x1="9.265cm" svg:y1="4.799cm" svg:x2="11.922cm" svg:y2="5.636cm" draw:start-shape="id2" draw:start-glue-point="2" draw:end-shape="id5" draw:end-glue-point="6" svg:d="M9265 4799v837h2657" svg:viewBox="0 0 2658 838">
          <text:p/>
        </draw:connector>
        <draw:custom-shape draw:style-name="gr8" draw:text-style-name="P4" xml:id="id9" draw:id="id9" draw:layer="layout" svg:width="3.436cm" svg:height="1.386cm" svg:x="9.763cm" svg:y="8.239cm">
          <text:p text:style-name="P2"><text:span text:style-name="T2">Право на вхождение в</text:span></text:p>
          <text:p text:style-name="P2"><text:span text:style-name="T2">Американский Совет </text:span></text:p>
          <text:p text:style-name="P2"><text:span text:style-name="T2">по радиологии (ABR)</text:span></text:p>
          <text:p text:style-name="P2"><text:span text:style-name="T2">Этап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0" draw:id="id10" draw:layer="layout" svg:width="2.54cm" svg:height="1.808cm" svg:x="14.589cm" svg:y="5.826cm">
          <text:p text:style-name="P10"><text:span text:style-name="T4">Не вхождение </text:span></text:p>
          <text:p text:style-name="P10"><text:span text:style-name="T4">в п</text:span><text:span text:style-name="T2">рограмму </text:span></text:p>
          <text:p text:style-name="P10"><text:span text:style-name="T2">аккредитации </text:span></text:p>
          <text:p text:style-name="P10"><text:span text:style-name="T2">CAMPE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3" xml:id="id8" draw:id="id8" draw:layer="layout" svg:width="2.482cm" svg:height="1.554cm" svg:x="14.595cm" svg:y="3.921cm">
          <text:p text:style-name="P12"><text:span text:style-name="T4">Вхождение </text:span></text:p>
          <text:p text:style-name="P12"><text:span text:style-name="T4">в <text:s/>программу </text:span></text:p>
          <text:p text:style-name="P12"><text:span text:style-name="T4">аккредитации</text:span></text:p>
          <text:p text:style-name="P12"><text:span text:style-name="T4">CAMPE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xml:id="id6" draw:id="id6" draw:layer="layout" svg:width="2.794cm" svg:height="1.366cm" svg:x="7.233cm" svg:y="6.297cm">
          <text:p text:style-name="P2"><text:span text:style-name="T2">Получение Ph.D. </text:span></text:p>
          <text:p text:style-name="P2"><text:span text:style-name="T2">(ученой степени)</text:span></text:p>
          <text:p text:style-name="P2"><text:span text:style-name="T2">в физике или </text:span></text:p>
          <text:p text:style-name="P2"><text:span text:style-name="T2">смежных науках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svg:x1="5.582cm" svg:y1="5.053cm" svg:x2="7.233cm" svg:y2="6.98cm" draw:start-shape="id1" draw:start-glue-point="2" draw:end-shape="id6" draw:end-glue-point="3" svg:d="M5582 5053v1927h1651" svg:viewBox="0 0 1652 1928">
          <text:p/>
        </draw:connector>
        <draw:custom-shape draw:style-name="gr12" draw:text-style-name="P8" xml:id="id12" draw:id="id12" draw:layer="layout" svg:width="3.182cm" svg:height="1.259cm" svg:x="14.267cm" svg:y="9.196cm">
          <text:p text:style-name="P7"><text:span text:style-name="T4">Не в составе </text:span></text:p>
          <text:p text:style-name="P7"><text:span text:style-name="T4">программы</text:span></text:p>
          <text:p text:style-name="P7"><text:span text:style-name="T4">аккредитации</text:span></text:p>
          <text:p text:style-name="P7"><text:span text:style-name="T4">CAMPE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17" draw:id="id17" draw:layer="layout" svg:width="3.303cm" svg:height="1.222cm" svg:x="5.931cm" svg:y="10.211cm">
          <text:p text:style-name="P7"><text:span text:style-name="T1">Программы</text:span></text:p>
          <text:p text:style-name="P7"><text:span text:style-name="T1">аккредитации</text:span></text:p>
          <text:p text:style-name="P7"><text:span text:style-name="T1"><text:s/></text:span><text:span text:style-name="T1">ординатуры </text:span></text:p>
          <text:p text:style-name="P7"><text:span text:style-name="T4">CAMPE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4" draw:id="id14" draw:layer="layout" svg:width="1.397cm" svg:height="1.397cm" svg:x="4.302cm" svg:y="9.231cm">
          <text:p text:style-name="P5"><text:span text:style-name="T3">Только</text:span></text:p>
          <text:p text:style-name="P5"><text:span text:style-name="T3">D.M.P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18" draw:id="id18" draw:layer="layout" svg:width="2.794cm" svg:height="1.651cm" svg:x="10.125cm" svg:y="12.049cm">
          <text:p text:style-name="P7"><text:span text:style-name="T4">Право МФ на </text:span></text:p>
          <text:p text:style-name="P7"><text:span text:style-name="T4">должности, </text:span></text:p>
          <text:p text:style-name="P7"><text:span text:style-name="T4">требующие </text:span></text:p>
          <text:p text:style-name="P7"><text:span text:style-name="T4">аттестации AB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3" draw:id="id13" draw:layer="layout" svg:width="2.794cm" svg:height="1.651cm" svg:x="14.467cm" svg:y="12.029cm">
          <text:p text:style-name="P7"><text:span text:style-name="T4">Право МФ на </text:span></text:p>
          <text:p text:style-name="P7"><text:span text:style-name="T4">должности, </text:span></text:p>
          <text:p text:style-name="P7"><text:span text:style-name="T4">не требующие </text:span></text:p>
          <text:p text:style-name="P7"><text:span text:style-name="T4">аттестации AB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svg:x1="10.027cm" svg:y1="6.98cm" svg:x2="11.926cm" svg:y2="6.979cm" draw:start-shape="id6" draw:start-glue-point="1" draw:end-shape="id7" draw:end-glue-point="6" svg:d="M10027 6980h950v-1h949" svg:viewBox="0 0 1900 2">
          <text:p/>
        </draw:connector>
        <draw:connector draw:style-name="gr7" draw:text-style-name="P9" draw:layer="layout" svg:x1="14.595cm" svg:y1="4.698cm" svg:x2="13.199cm" svg:y2="8.932cm" draw:start-shape="id8" draw:start-glue-point="6" draw:end-shape="id9" draw:end-glue-point="1" svg:d="M14595 4698h-697v4234h-699" svg:viewBox="0 0 1397 4235">
          <text:p/>
        </draw:connector>
        <draw:connector draw:style-name="gr7" draw:text-style-name="P9" draw:layer="layout" svg:x1="14.208cm" svg:y1="3.477cm" svg:x2="15.836cm" svg:y2="3.921cm" draw:start-shape="id3" draw:start-glue-point="10" draw:end-shape="id8" draw:end-glue-point="4" svg:d="M14208 3477h1628v444" svg:viewBox="0 0 1629 445">
          <text:p/>
        </draw:connector>
        <draw:connector draw:style-name="gr17" draw:text-style-name="P14" draw:layer="layout" svg:x1="13.065cm" svg:y1="4.366cm" svg:x2="13.069cm" svg:y2="6.979cm" draw:start-shape="id4" draw:start-glue-point="10" draw:end-shape="id7" draw:end-glue-point="10" svg:d="M13065 4366h505v2613h-501" svg:viewBox="0 0 506 2614">
          <text:p/>
        </draw:connector>
        <draw:connector draw:style-name="gr18" draw:text-style-name="P9" xml:id="id11" draw:id="id11" draw:layer="layout" svg:x1="14.589cm" svg:y1="6.73cm" svg:x2="14.595cm" svg:y2="4.698cm" draw:start-shape="id10" draw:start-glue-point="6" draw:end-shape="id8" draw:end-glue-point="6" svg:d="M14589 6730h-501v-2032h507" svg:viewBox="0 0 508 2033">
          <text:p/>
        </draw:connector>
        <draw:connector draw:style-name="gr17" draw:text-style-name="P14" draw:layer="layout" svg:x1="13.065cm" svg:y1="5.636cm" svg:x2="14.088cm" svg:y2="5.714cm" draw:start-shape="id5" draw:start-glue-point="10" draw:end-shape="id11" draw:end-glue-point="0" svg:d="M13065 5636h512v78h511" svg:viewBox="0 0 1024 79">
          <text:p/>
        </draw:connector>
        <draw:connector draw:style-name="gr7" draw:text-style-name="P9" draw:layer="layout" svg:x1="15.859cm" svg:y1="7.634cm" svg:x2="15.858cm" svg:y2="9.196cm" draw:start-shape="id10" draw:start-glue-point="8" draw:end-shape="id12" draw:end-glue-point="0" svg:d="M15859 7634v781h-1v781" svg:viewBox="0 0 2 1563">
          <text:p/>
        </draw:connector>
        <draw:connector draw:style-name="gr7" draw:text-style-name="P9" draw:layer="layout" svg:x1="15.858cm" svg:y1="10.455cm" svg:x2="15.864cm" svg:y2="12.029cm" draw:start-shape="id12" draw:start-glue-point="2" draw:end-shape="id13" draw:end-glue-point="0" svg:d="M15858 10455v787h6v787" svg:viewBox="0 0 7 1575">
          <text:p/>
        </draw:connector>
        <draw:custom-shape draw:style-name="gr19" draw:text-style-name="P11" xml:id="id15" draw:id="id15" draw:layer="layout" svg:width="3.048cm" svg:height="1.935cm" svg:x="9.999cm" svg:y="9.86cm">
          <text:p text:style-name="P10"><text:span text:style-name="T4">Право на ABR </text:span></text:p>
          <text:p text:style-name="P10"><text:span text:style-name="T4">Этап 2 и 3 </text:span></text:p>
          <text:p text:style-name="P10"><text:span text:style-name="T4">(требуется </text:span></text:p>
          <text:p text:style-name="P10"><text:span text:style-name="T4">прохождение </text:span></text:p>
          <text:p text:style-name="P10"><text:span text:style-name="T4">Этапа 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9" draw:layer="layout" draw:line-skew="-0.374cm" svg:x1="5cm" svg:y1="10.628cm" svg:x2="10.445cm" svg:y2="11.512cm" draw:start-shape="id14" draw:start-glue-point="2" draw:end-shape="id15" draw:end-glue-point="7" svg:d="M5000 10628v1294h5445v-410" svg:viewBox="0 0 5446 1295">
          <text:p/>
        </draw:connector>
        <draw:connector draw:style-name="gr7" draw:text-style-name="P9" draw:layer="layout" svg:x1="7.584cm" svg:y1="8.329cm" svg:x2="5cm" svg:y2="9.231cm" draw:start-shape="id16" draw:start-glue-point="0" draw:end-shape="id14" svg:d="M7584 8329v-501h-2584v1403" svg:viewBox="0 0 2585 1404">
          <text:p/>
        </draw:connector>
        <draw:connector draw:style-name="gr7" draw:text-style-name="P9" draw:layer="layout" svg:x1="7.584cm" svg:y1="9.551cm" svg:x2="7.582cm" svg:y2="10.211cm" draw:start-shape="id16" draw:start-glue-point="2" draw:end-shape="id17" draw:end-glue-point="0" svg:d="M7584 9551v331h-2v329" svg:viewBox="0 0 3 661">
          <text:p/>
        </draw:connector>
        <draw:connector draw:style-name="gr7" draw:text-style-name="P9" draw:layer="layout" svg:x1="9.234cm" svg:y1="10.822cm" svg:x2="9.999cm" svg:y2="10.828cm" draw:start-shape="id17" draw:start-glue-point="1" draw:end-shape="id15" draw:end-glue-point="6" svg:d="M9234 10822h383v6h382" svg:viewBox="0 0 766 7">
          <text:p/>
        </draw:connector>
        <draw:connector draw:style-name="gr17" draw:text-style-name="P14" draw:layer="layout" svg:x1="11.523cm" svg:y1="11.795cm" svg:x2="11.522cm" svg:y2="12.049cm" draw:start-shape="id15" draw:start-glue-point="8" draw:end-shape="id18" draw:end-glue-point="0" svg:d="M11523 11795v127h-1v127" svg:viewBox="0 0 2 255">
          <text:p/>
        </draw:connector>
        <draw:connector draw:style-name="gr7" draw:text-style-name="P9" draw:layer="layout" svg:x1="9.763cm" svg:y1="8.932cm" svg:x2="9.215cm" svg:y2="8.94cm" draw:start-shape="id9" draw:start-glue-point="3" draw:end-shape="id16" draw:end-glue-point="1" svg:d="M9763 8932h-273v8h-275" svg:viewBox="0 0 549 9">
          <text:p/>
        </draw:connector>
        <draw:connector draw:style-name="gr7" draw:text-style-name="P9" draw:layer="layout" svg:x1="13.047cm" svg:y1="10.828cm" svg:x2="14.467cm" svg:y2="12.854cm" draw:start-shape="id15" draw:start-glue-point="10" draw:end-shape="id13" draw:end-glue-point="3" svg:d="M13047 10828h711v2026h709" svg:viewBox="0 0 1421 202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3T12:08:20.459429142</meta:creation-date>
    <dc:date>2020-03-05T23:46:54.472322540</dc:date>
    <meta:editing-duration>PT6H42M</meta:editing-duration>
    <meta:editing-cycles>78</meta:editing-cycles>
    <meta:generator>LibreOffice/6.4.1.2$MacOSX_X86_64 LibreOffice_project/4d224e95b98b138af42a64d84056446d09082932</meta:generator>
    <meta:document-statistic meta:object-count="38"/>
  </office:meta>
</office:document-meta>
</file>